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style:font-name="Courier New1"/>
    </style:style>
    <style:style style:name="P8" style:family="paragraph" style:parent-style-name="Standard" style:master-page-name="Standard">
      <style:paragraph-properties style:page-number="auto"/>
      <style:text-properties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style:font-name="Courier 10 Pitch"/>
    </style:style>
    <style:style style:name="P11" style:family="paragraph" style:parent-style-name="Standard">
      <style:text-properties style:font-name="Courier 10 Pitch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ourier 10 Pitch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><text:tab/><text:tab/><text:tab/><text:tab/><text:tab/><text:span text:style-name="T1">ASSIGNMENT-I</text:span></text:p>
      <text:p text:style-name="P6">Name: Ankur Garg</text:p>
      <text:p text:style-name="P6">Reg.No.: 09BCE336</text:p>
      <text:p text:style-name="P6">Date: 1-February-2012</text:p>
      <text:p text:style-name="P5"/>
      <text:p text:style-name="P5">Problem Statement-I: To find the area of the given geometrical figure through maximum CPU utilization.</text:p>
      <text:p text:style-name="Standard"/>
      <text:p text:style-name="Standard"><text:span text:style-name="T2">Analysis</text:span>:We divide problem into independent sub-problems and solve them simultaneously <text:tab/><text:tab/> <text:s text:c="4"/>independent entities.</text:p>
      <text:p text:style-name="Standard"/>
      <text:p text:style-name="Standard"><text:span text:style-name="T2">Language</text:span>: UNIX 'C' (POSIX thread library)</text:p>
      <text:p text:style-name="Standard"/>
      <text:p text:style-name="Standard"><text:span text:style-name="T2">Method-1</text:span>:The area calculation is divided among different procedures or functions which are called <text:tab/>sequentially one after the other from the main function. Every procedure after calculating <text:tab/>the required area, adds to totalArea global variable.</text:p>
      <text:p text:style-name="P10"/>
      <text:p text:style-name="P10">#include &lt;stdio.h&gt;</text:p>
      <text:p text:style-name="P10">#include &lt;stdlib.h&gt;</text:p>
      <text:p text:style-name="P10">#define PIE 3.141592654</text:p>
      <text:p text:style-name="P10">struct Triangle{</text:p>
      <text:p text:style-name="P10"><text:tab/> float base,height;</text:p>
      <text:p text:style-name="P10">};</text:p>
      <text:p text:style-name="P10">struct SemiCircle{</text:p>
      <text:p text:style-name="P10"><text:tab/> float radius;</text:p>
      <text:p text:style-name="P10">};</text:p>
      <text:p text:style-name="P10">struct Rectangle{</text:p>
      <text:p text:style-name="P10"><text:tab/> float breadth,length;</text:p>
      <text:p text:style-name="P10">};</text:p>
      <text:p text:style-name="P10">struct Square{</text:p>
      <text:p text:style-name="P10"><text:tab/> float side;</text:p>
      <text:p text:style-name="P10">};</text:p>
      <text:p text:style-name="P10">struct Trapezium{</text:p>
      <text:p text:style-name="P10"><text:tab/> float p1,p2,height;</text:p>
      <text:p text:style-name="P10">};</text:p>
      <text:p text:style-name="P10">float totalArea=0;</text:p>
      <text:p text:style-name="P10">void AreaOfSemiCircle(struct SemiCircle temp){</text:p>
      <text:p text:style-name="P10"><text:s text:c="3"/>float area;</text:p>
      <text:p text:style-name="P10"><text:s text:c="3"/>area=PIE*temp.radius*temp.radius/2;</text:p>
      <text:p text:style-name="P10"><text:s text:c="3"/>totalArea+=area;</text:p>
      <text:p text:style-name="P10"><text:s text:c="3"/>printf("AreaOfSemiCircle: %f and totalArea: %f\n",area,totalArea);</text:p>
      <text:p text:style-name="P10">}</text:p>
      <text:p text:style-name="P10">void AreaOfTriangle(struct Triangle temp){</text:p>
      <text:p text:style-name="P10"><text:tab/>float area=(temp.base*temp.height)/2;</text:p>
      <text:p text:style-name="P10"><text:tab/>totalArea+=area;</text:p>
      <text:p text:style-name="P10"><text:tab/>printf("AreaOfTriangle: %f and totalArea: %f\n",area,totalArea);</text:p>
      <text:p text:style-name="P10">}</text:p>
      <text:p text:style-name="P10">void AreaOfTrapezium(struct Trapezium temp){</text:p>
      <text:p text:style-name="P10"><text:tab/> float area=((temp.p1+temp.p2)*temp.height)/2;</text:p>
      <text:p text:style-name="P10"><text:soft-page-break/><text:tab/> totalArea+=area;</text:p>
      <text:p text:style-name="P10"><text:tab/> printf("AreaOfTrapezium: %f and totalArea: %f\n",area,totalArea);</text:p>
      <text:p text:style-name="P10">}</text:p>
      <text:p text:style-name="P10">void main (void){</text:p>
      <text:p text:style-name="P10"><text:tab/>struct Triangle t1,t2;</text:p>
      <text:p text:style-name="P10"><text:tab/>t1.base=50;<text:tab/>t1.height=20;</text:p>
      <text:p text:style-name="P10"><text:tab/>t2.base=100;<text:tab/>t2.height=20;</text:p>
      <text:p text:style-name="P10"><text:tab/>struct SemiCircle sc1;</text:p>
      <text:p text:style-name="P10"><text:tab/>sc1.radius=45/2;</text:p>
      <text:p text:style-name="P10"><text:tab/>struct Trapezium tz1,tz2,tz3;</text:p>
      <text:p text:style-name="P10"><text:tab/>tz1.p1=50;<text:tab/>tz1.p2=80;<text:tab/>tz1.height=20;</text:p>
      <text:p text:style-name="P10"><text:tab/>tz2.p1=80;<text:tab/>tz2.p2=65;<text:tab/>tz2.height=45;</text:p>
      <text:p text:style-name="P10"><text:tab/>tz3.p1=65;<text:tab/>tz3.p2=100;<text:tab/>tz3.height=30;</text:p>
      <text:p text:style-name="P10"><text:tab/></text:p>
      <text:p text:style-name="P10"><text:tab/>AreaOfTriangle(t1);</text:p>
      <text:p text:style-name="P10"><text:tab/>AreaOfTriangle(t2);</text:p>
      <text:p text:style-name="P10"/>
      <text:p text:style-name="P10"><text:tab/>AreaOfSemiCircle(sc1);</text:p>
      <text:p text:style-name="P10"/>
      <text:p text:style-name="P10"><text:tab/>AreaOfTrapezium(tz1);</text:p>
      <text:p text:style-name="P10"><text:tab/>AreaOfTrapezium(tz2);</text:p>
      <text:p text:style-name="P10"><text:tab/>AreaOfTrapezium(tz3);</text:p>
      <text:p text:style-name="P10"><text:tab/></text:p>
      <text:p text:style-name="P10"><text:tab/>printf("\nNow totalArea=%f\n",totalArea);</text:p>
      <text:p text:style-name="P10">}</text:p>
      <text:p text:style-name="Standard"/>
      <text:p text:style-name="Standard"/>
      <text:p text:style-name="P9"><text:span text:style-name="T2">Method-2</text:span>:The area calculation is divided among the thread of single process to carry out work <text:tab/><text:tab/>simultaneously. All the independent threads returns the calculated area to main thread which <text:tab/>is actually waiting for the threads to finish their jobs and <text:s/>then finally totals the return value <text:tab/>to get the final result.</text:p>
      <text:p text:style-name="P7"/>
      <text:p text:style-name="P11">#include &lt;pthread.h&gt;</text:p>
      <text:p text:style-name="P11">#include &lt;stdio.h&gt;</text:p>
      <text:p text:style-name="P11">#include &lt;stdlib.h&gt;</text:p>
      <text:p text:style-name="P11">struct Triangle{</text:p>
      <text:p text:style-name="P11"><text:tab/> float base,height;</text:p>
      <text:p text:style-name="P11">};</text:p>
      <text:p text:style-name="P11">struct SemiCircle{</text:p>
      <text:p text:style-name="P11"><text:tab/> float radius;</text:p>
      <text:p text:style-name="P11">};</text:p>
      <text:p text:style-name="P11">struct Rectangle{</text:p>
      <text:p text:style-name="P11"><text:tab/> float breadth,length;</text:p>
      <text:p text:style-name="P11">};</text:p>
      <text:p text:style-name="P11">struct Square{</text:p>
      <text:p text:style-name="P11"><text:tab/> float side;</text:p>
      <text:p text:style-name="P11">};</text:p>
      <text:p text:style-name="P11">struct Trapezium{</text:p>
      <text:p text:style-name="P11"><text:tab/> float p1,p2,height;</text:p>
      <text:p text:style-name="P11">};</text:p>
      <text:p text:style-name="P11">void *AreaOfSemiCircle(void *dimension){</text:p>
      <text:p text:style-name="P11"><text:soft-page-break/><text:s text:c="3"/>/**float area;/* why this gives an error but an int doesn't?*/</text:p>
      <text:p text:style-name="P11"><text:s text:c="3"/>int area;</text:p>
      <text:p text:style-name="P11"><text:s text:c="3"/>struct SemiCircle temp = *((struct SemiCircle *) dimension);</text:p>
      <text:p text:style-name="P11"><text:s text:c="3"/>area=3.141592654*temp.radius*temp.radius/2;</text:p>
      <text:p text:style-name="P11"><text:s text:c="3"/>printf("AreaOfSemiCircle: %d\n",area);/** %f */</text:p>
      <text:p text:style-name="P11"><text:s text:c="3"/>pthread_exit((void*)area);/**compiler error: cannot convert to a pointer type*/</text:p>
      <text:p text:style-name="P11">}</text:p>
      <text:p text:style-name="P11">void *AreaOfTriangle(void * dimension){</text:p>
      <text:p text:style-name="P11"><text:tab/>struct Triangle temp=*(struct Triangle*)dimension;</text:p>
      <text:p text:style-name="P11"><text:tab/>int area=(temp.base*temp.height)/2;</text:p>
      <text:p text:style-name="P11"><text:tab/>printf("AreaOfTriangle: %d\n",area);</text:p>
      <text:p text:style-name="P11"><text:tab/>pthread_exit((void *)area);</text:p>
      <text:p text:style-name="P11">}</text:p>
      <text:p text:style-name="P11">void *AreaOfTrapezium(void * dimension){</text:p>
      <text:p text:style-name="P11"><text:tab/> struct Trapezium temp=*(struct Trapezium*)dimension;</text:p>
      <text:p text:style-name="P11"><text:tab/> int area=((temp.p1+temp.p2)*temp.height)/2;</text:p>
      <text:p text:style-name="P11"><text:tab/> printf("AreaOfTrapezium: %d\n",area);</text:p>
      <text:p text:style-name="P11"><text:tab/> dimension=(void*)&amp;area;</text:p>
      <text:p text:style-name="P11"><text:tab/> pthread_exit((void *)area);</text:p>
      <text:p text:style-name="P11">}</text:p>
      <text:p text:style-name="P11">void main (void){</text:p>
      <text:p text:style-name="P11"><text:s text:c="3"/><text:tab/>pthread_t th[6];</text:p>
      <text:p text:style-name="P11"><text:tab/>void *at1,*at2,*asc1,*atz1,*atz2,*atz3;</text:p>
      <text:p text:style-name="P11"><text:tab/>struct Triangle t1,t2;</text:p>
      <text:p text:style-name="P11"><text:tab/>t1.base=50;<text:tab/>t1.height=20;</text:p>
      <text:p text:style-name="P11"><text:tab/>t2.base=100;<text:tab/>t2.height=20;</text:p>
      <text:p text:style-name="P11"><text:tab/>struct SemiCircle sc1;</text:p>
      <text:p text:style-name="P11"><text:tab/>sc1.radius=45/2;</text:p>
      <text:p text:style-name="P11"><text:tab/>struct Trapezium tz1,tz2,tz3;</text:p>
      <text:p text:style-name="P11"><text:tab/>tz1.p1=50;<text:tab/>tz1.p2=80;<text:tab/>tz1.height=20;</text:p>
      <text:p text:style-name="P11"><text:tab/>tz2.p1=80;<text:tab/>tz2.p2=65;<text:tab/>tz2.height=45;</text:p>
      <text:p text:style-name="P11"><text:tab/>tz3.p1=65;<text:tab/>tz3.p2=100;<text:tab/>tz3.height=30;</text:p>
      <text:p text:style-name="P11"><text:tab/>pthread_create(&amp;th[0],NULL,AreaOfTriangle,(void*)&amp;t1);</text:p>
      <text:p text:style-name="P11"><text:tab/>pthread_create(&amp;th[1],NULL,AreaOfTriangle,(void*)&amp;t2);</text:p>
      <text:p text:style-name="P11"><text:tab/></text:p>
      <text:p text:style-name="P11"><text:tab/>pthread_create(&amp;th[2],NULL,AreaOfSemiCircle,(void*)&amp;sc1);</text:p>
      <text:p text:style-name="P11"><text:tab/></text:p>
      <text:p text:style-name="P11"><text:tab/>pthread_create(&amp;th[3],NULL,AreaOfTrapezium,(void*)&amp;tz1);</text:p>
      <text:p text:style-name="P11"><text:tab/>pthread_create(&amp;th[4],NULL,AreaOfTrapezium,(void*)&amp;tz2);</text:p>
      <text:p text:style-name="P11"><text:tab/>pthread_create(&amp;th[5],NULL,AreaOfTrapezium,(void*)&amp;tz3);</text:p>
      <text:p text:style-name="P11"><text:tab/></text:p>
      <text:p text:style-name="P11"><text:tab/>pthread_join(th[0],&amp;at1);</text:p>
      <text:p text:style-name="P11"><text:tab/>pthread_join(th[1],&amp;at2);</text:p>
      <text:p text:style-name="P11"><text:tab/>pthread_join(th[2],&amp;asc1);</text:p>
      <text:p text:style-name="P11"><text:tab/>pthread_join(th[3],&amp;atz1);</text:p>
      <text:p text:style-name="P11"><text:tab/>pthread_join(th[4],&amp;atz2);</text:p>
      <text:p text:style-name="P11"><text:tab/>pthread_join(th[5],&amp;atz3);</text:p>
      <text:p text:style-name="P11"><text:tab/>/** float str=(float*)asc1;/*compiler error: incompatible types when initializing type ‘float’ using type ‘float *’ */</text:p>
      <text:p text:style-name="P11"><text:tab/>int a1=(int*)at1,a2=(int*)at2,a3=(int*)asc1,a4=(int*)atz1,a5=(int*)atz<text:soft-page-break/>2,a6=(int*)atz3;</text:p>
      <text:p text:style-name="P11"><text:tab/>/**above works fine but with an warning*/</text:p>
      <text:p text:style-name="P11"><text:tab/>int totalArea=a1+a2+a3+a4+a5+a6;</text:p>
      <text:p text:style-name="P11"><text:tab/>printf("total area of given geometrical figure : %d\n",totalArea);</text:p>
      <text:p text:style-name="P11">}</text:p>
      <text:p text:style-name="P11"/>
      <text:p text:style-name="P1"><text:span text:style-name="T2">Method-3</text:span>:This method has parallel threads to calculate individual parts of the figure like the above <text:tab/>method. But here instead of returning the calculated area values to main thread it adds that <text:tab/>value to a global variable.</text:p>
      <text:p text:style-name="P1"/>
      <text:p text:style-name="P12">#include &lt;pthread.h&gt;</text:p>
      <text:p text:style-name="P12">#include &lt;stdio.h&gt;</text:p>
      <text:p text:style-name="P12">#include &lt;stdlib.h&gt;</text:p>
      <text:p text:style-name="P12">#define PIE 3.141592654</text:p>
      <text:p text:style-name="P12">struct Triangle{</text:p>
      <text:p text:style-name="P12"><text:tab/> float base,height;</text:p>
      <text:p text:style-name="P12">};</text:p>
      <text:p text:style-name="P12">struct SemiCircle{</text:p>
      <text:p text:style-name="P12"><text:tab/> float radius;</text:p>
      <text:p text:style-name="P12">};</text:p>
      <text:p text:style-name="P12">struct Rectangle{</text:p>
      <text:p text:style-name="P12"><text:tab/> float breadth,length;</text:p>
      <text:p text:style-name="P12">};</text:p>
      <text:p text:style-name="P12">struct Square{</text:p>
      <text:p text:style-name="P12"><text:tab/> float side;</text:p>
      <text:p text:style-name="P12">};</text:p>
      <text:p text:style-name="P12">struct Trapezium{</text:p>
      <text:p text:style-name="P12"><text:tab/> float p1,p2,height;</text:p>
      <text:p text:style-name="P12">};</text:p>
      <text:p text:style-name="P12">float totalArea=0;</text:p>
      <text:p text:style-name="P12">int semid;</text:p>
      <text:p text:style-name="P12"/>
      <text:p text:style-name="P12">void *AreaOfSemiCircle(void *dimension){</text:p>
      <text:p text:style-name="P12"><text:s text:c="3"/>float area;</text:p>
      <text:p text:style-name="P12"><text:s text:c="3"/>struct SemiCircle temp = *((struct SemiCircle *) dimension);</text:p>
      <text:p text:style-name="P12"><text:s text:c="3"/>area=PIE*temp.radius*temp.radius/2;</text:p>
      <text:p text:style-name="P12"><text:s text:c="3"/>totalArea+=area;</text:p>
      <text:p text:style-name="P12"><text:s text:c="3"/>printf("AreaOfSemiCircle: %f and totalArea: %f\n",area,totalArea);</text:p>
      <text:p text:style-name="P12"><text:s text:c="3"/>pthread_exit("success");</text:p>
      <text:p text:style-name="P12">}</text:p>
      <text:p text:style-name="P12">void *AreaOfTriangle(void * dimension){</text:p>
      <text:p text:style-name="P12"><text:tab/>struct Triangle temp=*(struct Triangle*)dimension;</text:p>
      <text:p text:style-name="P12"><text:tab/>float area=(temp.base*temp.height)/2;</text:p>
      <text:p text:style-name="P12"><text:tab/>totalArea+=area;</text:p>
      <text:p text:style-name="P12"><text:tab/>printf("AreaOfTriangle: %f and totalArea: %f\n",area,totalArea);</text:p>
      <text:p text:style-name="P12"><text:s/><text:tab/>pthread_exit("success");</text:p>
      <text:p text:style-name="P12">}</text:p>
      <text:p text:style-name="P12">void *AreaOfTrapezium(void * dimension){</text:p>
      <text:p text:style-name="P12"><text:tab/> struct Trapezium temp=*(struct Trapezium*)dimension;</text:p>
      <text:p text:style-name="P12"><text:soft-page-break/><text:tab/> float area=((temp.p1+temp.p2)*temp.height)/2;</text:p>
      <text:p text:style-name="P12"><text:tab/> totalArea+=area;</text:p>
      <text:p text:style-name="P12"><text:tab/> printf("AreaOfTrapezium: %f and totalArea: %f\n",area,totalArea);</text:p>
      <text:p text:style-name="P12"><text:s/><text:tab/> pthread_exit("success");</text:p>
      <text:p text:style-name="P12">}</text:p>
      <text:p text:style-name="P12">void main (void){</text:p>
      <text:p text:style-name="P12"><text:s text:c="3"/><text:tab/>pthread_t th[6];</text:p>
      <text:p text:style-name="P12"><text:tab/>struct Triangle t1,t2;</text:p>
      <text:p text:style-name="P12"><text:tab/>t1.base=50;<text:tab/>t1.height=20;</text:p>
      <text:p text:style-name="P12"><text:tab/>t2.base=100;<text:tab/>t2.height=20;</text:p>
      <text:p text:style-name="P12"><text:tab/>struct SemiCircle sc1;</text:p>
      <text:p text:style-name="P12"><text:tab/>sc1.radius=45/2;</text:p>
      <text:p text:style-name="P12"><text:tab/>struct Trapezium tz1,tz2,tz3;</text:p>
      <text:p text:style-name="P12"><text:tab/>tz1.p1=50;<text:tab/>tz1.p2=80;<text:tab/>tz1.height=20;</text:p>
      <text:p text:style-name="P12"><text:tab/>tz2.p1=80;<text:tab/>tz2.p2=65;<text:tab/>tz2.height=45;</text:p>
      <text:p text:style-name="P12"><text:tab/>tz3.p1=65;<text:tab/>tz3.p2=100;<text:tab/>tz3.height=30;</text:p>
      <text:p text:style-name="P12"><text:tab/>pthread_create(&amp;th[0],NULL,AreaOfTriangle,(void*)&amp;t1);</text:p>
      <text:p text:style-name="P12"><text:tab/>pthread_create(&amp;th[1],NULL,AreaOfTriangle,(void*)&amp;t2);</text:p>
      <text:p text:style-name="P12"/>
      <text:p text:style-name="P12"><text:tab/>pthread_create(&amp;th[2],NULL,AreaOfSemiCircle,(void*)&amp;sc1);</text:p>
      <text:p text:style-name="P12"/>
      <text:p text:style-name="P12"><text:tab/>pthread_create(&amp;th[3],NULL,AreaOfTrapezium,(void*)&amp;tz1);</text:p>
      <text:p text:style-name="P12"><text:tab/>pthread_create(&amp;th[4],NULL,AreaOfTrapezium,(void*)&amp;tz2);</text:p>
      <text:p text:style-name="P12"><text:tab/>pthread_create(&amp;th[5],NULL,AreaOfTrapezium,(void*)&amp;tz3);</text:p>
      <text:p text:style-name="P12"/>
      <text:p text:style-name="P12">/*<text:tab/>pthread_join(th[0],NULL);</text:p>
      <text:p text:style-name="P12"><text:tab/>pthread_join(th[1],NULL);</text:p>
      <text:p text:style-name="P12"><text:tab/>pthread_join(th[2],NULL);</text:p>
      <text:p text:style-name="P12"><text:tab/>pthread_join(th[3],NULL);</text:p>
      <text:p text:style-name="P12"><text:tab/>pthread_join(th[4],NULL);</text:p>
      <text:p text:style-name="P12"><text:tab/>pthread_join(th[5],NULL);</text:p>
      <text:p text:style-name="P12">//if uncommented above statements the totalArea variable has the same value //always , even without any synchronization.</text:p>
      <text:p text:style-name="P12">*/</text:p>
      <text:p text:style-name="P12"><text:tab/>/**totalArea value is not guaranteed to be same always in the below statement*/</text:p>
      <text:p text:style-name="P12"><text:tab/>printf("\nNow totalArea=%f\n",totalArea);</text:p>
      <text:p text:style-name="P12">}</text:p>
      <text:p text:style-name="P14">Problem:<text:span text:style-name="T3">The above <text:s/>method faces the problem of data inconsistency due to concurrent access <text:tab/>of <text:tab/>the shared global variable totalArea and therefore we cannot guarantee the accuracy of the <text:tab/>above code.</text:span></text:p>
      <text:p text:style-name="P1"/>
      <text:p text:style-name="P1"><text:span text:style-name="T2">Method-4</text:span>: The problem in the method is removed by using synchronization between different <text:tab/>threads while they are accessing the global varible. This can be achieved either by using <text:tab/></text:p>
      <text:p text:style-name="P1"><text:tab/>semaphores or by using pthread mutex. The following code implements sychronization <text:tab/>using semaphores.</text:p>
      <text:p text:style-name="Standard"/>
      <text:p text:style-name="P11">#include &lt;pthread.h&gt;</text:p>
      <text:p text:style-name="P11">#include &lt;stdio.h&gt;</text:p>
      <text:p text:style-name="P11">#include &lt;stdlib.h&gt;</text:p>
      <text:p text:style-name="P11">#include&lt;semaphore.h&gt;</text:p>
      <text:p text:style-name="P11"><text:soft-page-break/>#define PIE 3.141592654</text:p>
      <text:p text:style-name="P11">struct Triangle{</text:p>
      <text:p text:style-name="P11"><text:tab/> float base,height;</text:p>
      <text:p text:style-name="P11">};</text:p>
      <text:p text:style-name="P11">struct SemiCircle{</text:p>
      <text:p text:style-name="P11"><text:tab/> float radius;</text:p>
      <text:p text:style-name="P11">};</text:p>
      <text:p text:style-name="P11">struct Rectangle{</text:p>
      <text:p text:style-name="P11"><text:tab/> float breadth,length;</text:p>
      <text:p text:style-name="P11">};</text:p>
      <text:p text:style-name="P11">struct Square{</text:p>
      <text:p text:style-name="P11"><text:tab/> float side;</text:p>
      <text:p text:style-name="P11">};</text:p>
      <text:p text:style-name="P11">struct Trapezium{</text:p>
      <text:p text:style-name="P11"><text:tab/> float p1,p2,height;</text:p>
      <text:p text:style-name="P11">};</text:p>
      <text:p text:style-name="P11">float totalArea=0;</text:p>
      <text:p text:style-name="P11">int semid;</text:p>
      <text:p text:style-name="P11">sem_t mutex;</text:p>
      <text:p text:style-name="P11">void *AreaOfSemiCircle(void *dimension){</text:p>
      <text:p text:style-name="P11"><text:s text:c="3"/>float area;</text:p>
      <text:p text:style-name="P11"><text:s text:c="3"/>struct SemiCircle temp = *((struct SemiCircle *) dimension);</text:p>
      <text:p text:style-name="P11"><text:s text:c="3"/>area=PIE*temp.radius*temp.radius/2;</text:p>
      <text:p text:style-name="P11"><text:s text:c="3"/>sem_wait(&amp;mutex);</text:p>
      <text:p text:style-name="P11"><text:s text:c="3"/>/**critical section*/</text:p>
      <text:p text:style-name="P11"><text:s text:c="3"/>totalArea+=area;</text:p>
      <text:p text:style-name="P11"><text:s text:c="3"/>/**critical section*/</text:p>
      <text:p text:style-name="P11"><text:s text:c="3"/>sem_post(&amp;mutex);</text:p>
      <text:p text:style-name="P11"><text:s text:c="3"/>printf("AreaOfSemiCircle: %f and totalArea: %f\n",area,totalArea);</text:p>
      <text:p text:style-name="P11"><text:s text:c="4"/>pthread_exit("success");</text:p>
      <text:p text:style-name="P11">}</text:p>
      <text:p text:style-name="P11">void *AreaOfTriangle(void * dimension){</text:p>
      <text:p text:style-name="P11"><text:tab/>struct Triangle temp=*(struct Triangle*)dimension;</text:p>
      <text:p text:style-name="P11"><text:tab/>float area=(temp.base*temp.height)/2;</text:p>
      <text:p text:style-name="P11"><text:tab/>sem_wait(&amp;mutex);</text:p>
      <text:p text:style-name="P11"><text:tab/>/**critical section*/</text:p>
      <text:p text:style-name="P11"><text:tab/>totalArea+=area;</text:p>
      <text:p text:style-name="P11"><text:tab/>/**critical section*/</text:p>
      <text:p text:style-name="P11"><text:tab/>sem_post(&amp;mutex);</text:p>
      <text:p text:style-name="P11"><text:tab/>printf("AreaOfTriangle: %f and totalArea: %f\n",area,totalArea);</text:p>
      <text:p text:style-name="P11"><text:s/><text:tab/>pthread_exit("success");</text:p>
      <text:p text:style-name="P11">}</text:p>
      <text:p text:style-name="P11">void *AreaOfTrapezium(void * dimension){</text:p>
      <text:p text:style-name="P11"><text:tab/> struct Trapezium temp=*(struct Trapezium*)dimension;</text:p>
      <text:p text:style-name="P11"><text:tab/> float area=((temp.p1+temp.p2)*temp.height)/2;</text:p>
      <text:p text:style-name="P11"><text:tab/> sem_wait(&amp;mutex);</text:p>
      <text:p text:style-name="P11"><text:tab/> /**critical section*/</text:p>
      <text:p text:style-name="P11"><text:tab/> totalArea+=area;</text:p>
      <text:p text:style-name="P11"><text:tab/> /**critical section*/</text:p>
      <text:p text:style-name="P11"><text:tab/> sem_post(&amp;mutex);</text:p>
      <text:p text:style-name="P11"><text:soft-page-break/><text:tab/> printf("AreaOfTrapezium: %f and totalArea: %f\n",area,totalArea);</text:p>
      <text:p text:style-name="P11"><text:s/><text:tab/> pthread_exit("success");</text:p>
      <text:p text:style-name="P11">}</text:p>
      <text:p text:style-name="P11">void main (void){</text:p>
      <text:p text:style-name="P11"><text:s text:c="3"/><text:tab/>pthread_t th[6];</text:p>
      <text:p text:style-name="P11"><text:tab/>sem_init(&amp;mutex,0,1);</text:p>
      <text:p text:style-name="P11"><text:tab/>struct Triangle t1,t2;</text:p>
      <text:p text:style-name="P11"><text:tab/>t1.base=50;<text:tab/>t1.height=20;</text:p>
      <text:p text:style-name="P11"><text:tab/>t2.base=100;<text:tab/>t2.height=20;</text:p>
      <text:p text:style-name="P11"><text:tab/>struct SemiCircle sc1;</text:p>
      <text:p text:style-name="P11"><text:tab/>sc1.radius=45/2;</text:p>
      <text:p text:style-name="P11"><text:tab/>struct Trapezium tz1,tz2,tz3;</text:p>
      <text:p text:style-name="P11"><text:tab/>tz1.p1=50;<text:tab/>tz1.p2=80;<text:tab/>tz1.height=20;</text:p>
      <text:p text:style-name="P11"><text:tab/>tz2.p1=80;<text:tab/>tz2.p2=65;<text:tab/>tz2.height=45;</text:p>
      <text:p text:style-name="P11"><text:tab/>tz3.p1=65;<text:tab/>tz3.p2=100;<text:tab/>tz3.height=30;</text:p>
      <text:p text:style-name="P11"><text:tab/>pthread_create(&amp;th[0],NULL,AreaOfTriangle,(void*)&amp;t1);</text:p>
      <text:p text:style-name="P11"><text:tab/>pthread_create(&amp;th[1],NULL,AreaOfTriangle,(void*)&amp;t2);</text:p>
      <text:p text:style-name="P11"/>
      <text:p text:style-name="P11"><text:tab/>pthread_create(&amp;th[2],NULL,AreaOfSemiCircle,(void*)&amp;sc1);</text:p>
      <text:p text:style-name="P11"/>
      <text:p text:style-name="P11"><text:tab/>pthread_create(&amp;th[3],NULL,AreaOfTrapezium,(void*)&amp;tz1);</text:p>
      <text:p text:style-name="P11"><text:tab/>pthread_create(&amp;th[4],NULL,AreaOfTrapezium,(void*)&amp;tz2);</text:p>
      <text:p text:style-name="P11"><text:tab/>pthread_create(&amp;th[5],NULL,AreaOfTrapezium,(void*)&amp;tz3);</text:p>
      <text:p text:style-name="P11"/>
      <text:p text:style-name="P11">/*<text:tab/>pthread_join(th[0],NULL);</text:p>
      <text:p text:style-name="P11"><text:tab/>pthread_join(th[1],NULL);</text:p>
      <text:p text:style-name="P11"><text:tab/>pthread_join(th[2],NULL);</text:p>
      <text:p text:style-name="P11"><text:tab/>pthread_join(th[3],NULL);</text:p>
      <text:p text:style-name="P11"><text:tab/>pthread_join(th[4],NULL);</text:p>
      <text:p text:style-name="P11"><text:tab/>pthread_join(th[5],NULL);</text:p>
      <text:p text:style-name="P11">//now if the above statements are commented , still we are getting //inconsistent result.</text:p>
      <text:p text:style-name="P11">*/</text:p>
      <text:p text:style-name="P11"><text:tab/>/**without pthread_join totalArea value is not guaranteed to be same always in the below statement*/</text:p>
      <text:p text:style-name="P11"><text:tab/>printf("\nNow totalArea=%f\n",totalArea);</text:p>
      <text:p text:style-name="P11">}</text:p>
      <text:p text:style-name="P11"/>
      <text:p text:style-name="P4">Problem Statement-II:To parallelize the matrix multiplication process.</text:p>
      <text:p text:style-name="P2">(Condition: first matrix is an ordered matrix of order NxN and second metrix is of order Nx1)</text:p>
      <text:p text:style-name="P2"/>
      <text:p text:style-name="P3"><text:span text:style-name="T2">Analysis</text:span>:We have divided the resultant matrix calculation into sub-problems; to be handled in <text:tab/> <text:s text:c="4"/><text:tab/> <text:s text:c="2"/>different threads and the number of these threads depends on recommended thread-count <text:tab/> <text:s text:c="3"/>parameter of CPU.</text:p>
      <text:p text:style-name="P2"/>
      <text:p text:style-name="P3"><text:span text:style-name="T2">Method</text:span>: A single function is created and is executed independently by different threads to <text:tab/> <text:s/><text:tab/> <text:s text:c="2"/>accomplish the matrix multiplication problem.</text:p>
      <text:p text:style-name="P3"/>
      <text:p text:style-name="P13">#include&lt;stdlib.h&gt;</text:p>
      <text:p text:style-name="P13">#include&lt;stdio.h&gt;</text:p>
      <text:p text:style-name="P13">#include&lt;sys/types.h&gt;</text:p>
      <text:p text:style-name="P13"><text:soft-page-break/>#include&lt;pthread.h&gt;</text:p>
      <text:p text:style-name="P13"/>
      <text:p text:style-name="P13">int **m1,*m2,*m3,n,tc;</text:p>
      <text:p text:style-name="P13">pthread_t *th;</text:p>
      <text:p text:style-name="P13">void* dotProduct(void * parameter){</text:p>
      <text:p text:style-name="P13"><text:tab/> int j=0,i;</text:p>
      <text:p text:style-name="P13"><text:tab/> i=(int*)parameter;</text:p>
      <text:p text:style-name="P13"><text:tab/> i*=(n/tc);</text:p>
      <text:p text:style-name="P13"><text:tab/> int upto=i + (n/tc);</text:p>
      <text:p text:style-name="P13"><text:tab/> if(upto==n-1&amp;&amp;n%2!=0&amp;&amp;tc!=n){/**this condition is helpful in case of odd order matrix multiplication*/</text:p>
      <text:p text:style-name="P13"><text:tab/><text:tab/> <text:s/>upto++;</text:p>
      <text:p text:style-name="P13"><text:tab/> }</text:p>
      <text:p text:style-name="P13"><text:tab/> for(;i&lt;upto;i++){</text:p>
      <text:p text:style-name="P13"><text:tab/><text:tab/> <text:s/>for(j=0;j&lt;n;j++){</text:p>
      <text:p text:style-name="P13"><text:tab/><text:tab/><text:tab/> <text:s text:c="2"/>m3[i]+=m1[i][j]*m2[j];</text:p>
      <text:p text:style-name="P13"><text:tab/><text:tab/> <text:s/>}</text:p>
      <text:p text:style-name="P13"><text:tab/> }</text:p>
      <text:p text:style-name="P13">}</text:p>
      <text:p text:style-name="P13">void main(){</text:p>
      <text:p text:style-name="P13"><text:tab/> printf("\nenter the order for matrix1[n][n] * matrix2[n][1] :");</text:p>
      <text:p text:style-name="P13"><text:tab/> scanf("%d",&amp;n);</text:p>
      <text:p text:style-name="P13"><text:tab/> m1=malloc(n*sizeof(int));</text:p>
      <text:p text:style-name="P13"><text:tab/> m2=malloc(n*sizeof(int));</text:p>
      <text:p text:style-name="P13"><text:tab/> m3=malloc(n*sizeof(int));</text:p>
      <text:p text:style-name="P13"><text:tab/> int i,j;</text:p>
      <text:p text:style-name="P13"><text:tab/> printf("\n enter the element-value for matrix2[n][1]\n");</text:p>
      <text:p text:style-name="P13"><text:tab/> for(i=0;i&lt;n;i++){</text:p>
      <text:p text:style-name="P13"><text:tab/><text:tab/> <text:s/>m1[i]=malloc(n*sizeof(int));</text:p>
      <text:p text:style-name="P13"><text:tab/><text:tab/> <text:s/>m3[i]=0;/**initialization of resultant matrix*/</text:p>
      <text:p text:style-name="P13"><text:tab/><text:tab/> <text:s/>printf("\nm2[ %d ] : ",i);</text:p>
      <text:p text:style-name="P13"><text:tab/><text:tab/> <text:s/>scanf("%d",&amp;m2[i]);</text:p>
      <text:p text:style-name="P13"><text:tab/> }</text:p>
      <text:p text:style-name="P13"><text:tab/> printf("\n <text:s/>enter the element-value for matrix1[n][n]\n");</text:p>
      <text:p text:style-name="P13"><text:tab/> for(i=0;i&lt;n;i++){</text:p>
      <text:p text:style-name="P13"><text:tab/><text:tab/> <text:s/>for(j=0;j&lt;n;j++){</text:p>
      <text:p text:style-name="P13"><text:tab/><text:tab/><text:tab/> <text:s text:c="2"/>printf("\nm1[ %d ][ %d ] : ",i,j);</text:p>
      <text:p text:style-name="P13"><text:tab/><text:tab/><text:tab/> <text:s text:c="2"/>scanf("%d",&amp;m1[i][j]);</text:p>
      <text:p text:style-name="P13"><text:tab/><text:tab/> <text:s/>}</text:p>
      <text:p text:style-name="P13"><text:tab/> }</text:p>
      <text:p text:style-name="P13"><text:tab/> printf("\n enter the thread count : ");</text:p>
      <text:p text:style-name="P13"><text:tab/> scanf("%d",&amp;tc);</text:p>
      <text:p text:style-name="P13"><text:tab/> tc=((tc&gt;n)?n:tc);</text:p>
      <text:p text:style-name="P13"><text:tab/> th=malloc(tc*sizeof(pthread_t));</text:p>
      <text:p text:style-name="P13"><text:tab/> for(i=0;i&lt;tc;i++){</text:p>
      <text:p text:style-name="P13"><text:tab/><text:tab/> <text:s/>pthread_create(&amp;th[i],NULL,dotProduct,(void*)i);</text:p>
      <text:p text:style-name="P13"><text:tab/><text:tab/> <text:s/>printf("\nthread no. %d created",i+1);</text:p>
      <text:p text:style-name="P13"><text:tab/> }</text:p>
      <text:p text:style-name="P13"><text:tab/> for(i=0;i&lt;tc;i++)</text:p>
      <text:p text:style-name="P13"><text:tab/><text:tab/> <text:s/>pthread_join(th[i],NULL);</text:p>
      <text:p text:style-name="P13"><text:tab/> printf("\nresultant matrix[ %d ][ 1 ] : \n",n);</text:p>
      <text:p text:style-name="P13"><text:soft-page-break/><text:tab/> for(i=0;i&lt;n;i++){</text:p>
      <text:p text:style-name="P13"><text:tab/><text:tab/> <text:s/>printf("%d\n",m3[i]);</text:p>
      <text:p text:style-name="P13"><text:tab/> }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simple" style:writing-mode="lr-tb">
        <style:tab-stops>
          <style:tab-stop style:position="1.251cm"/>
        </style:tab-stops>
      </style:paragraph-properties>
      <style:text-properties fo:color="#00000a" style:font-name="Times New Roman" fo:font-size="12pt" fo:language="en" fo:country="IN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25T17:04:34</meta:creation-date>
    <meta:initial-creator>ankurgarg </meta:initial-creator>
    <dc:creator>ankurgarg </dc:creator>
    <dc:date>2012-02-10T00:00:46</dc:date>
    <meta:editing-cycles>8</meta:editing-cycles>
    <meta:editing-duration>PT01H24M56S</meta:editing-duration>
    <meta:generator>OpenOffice.org/3.2$Linux OpenOffice.org_project/320m12$Build-9483</meta:generator>
    <meta:document-statistic meta:table-count="0" meta:image-count="0" meta:object-count="0" meta:page-count="9" meta:paragraph-count="357" meta:word-count="1077" meta:character-count="11400"/>
  </office:meta>
</office:document-meta>
</file>